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3c244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officeooo:paragraph-rsid="0002e75f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paragraph-rsid="0002e75f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2e75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anguage="zxx" fo:country="none" fo:font-style="normal" style:text-underline-style="none" fo:font-weight="normal" officeooo:rsid="0004131a" officeooo:paragraph-rsid="0002e75f" style:text-blinking="false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anguage="zxx" fo:country="none" fo:font-style="normal" style:text-underline-style="none" fo:font-weight="normal" officeooo:rsid="0004131a" officeooo:paragraph-rsid="0002e75f" style:text-blinking="false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Text_20_body" style:list-style-name="L1">
      <style:text-properties officeooo:paragraph-rsid="0003c244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>
      <style:text-properties style:font-name="Arial" fo:font-size="12pt" style:font-size-asian="12pt" style:font-size-complex="12pt"/>
    </style:style>
    <style:style style:name="P14" style:family="paragraph" style:parent-style-name="Text_20_body" style:list-style-name="L10">
      <style:text-properties style:font-name="Arial" fo:font-size="12pt" style:font-size-asian="12pt" style:font-size-complex="12pt"/>
    </style:style>
    <style:style style:name="P15" style:family="paragraph" style:parent-style-name="Text_20_body" style:list-style-name="L11">
      <style:text-properties style:font-name="Arial" fo:font-size="12pt" style:font-size-asian="12pt" style:font-size-complex="12pt"/>
    </style:style>
    <style:style style:name="P16" style:family="paragraph" style:parent-style-name="Text_20_body" style:list-style-name="L12">
      <style:text-properties style:font-name="Arial" fo:font-size="12pt" style:font-size-asian="12pt" style:font-size-complex="12pt"/>
    </style:style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22" style:family="paragraph" style:parent-style-name="Text_20_body" style:list-style-name="L7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23" style:family="paragraph" style:parent-style-name="Text_20_body" style:list-style-name="L9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24" style:family="paragraph" style:parent-style-name="Text_20_body" style:list-style-name="L10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25" style:family="paragraph" style:parent-style-name="Text_20_body" style:list-style-name="L11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26" style:family="paragraph" style:parent-style-name="Text_20_body" style:list-style-name="L12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27" style:family="paragraph" style:parent-style-name="Text_20_body" style:list-style-name="L4">
      <style:paragraph-properties fo:margin-top="0cm" fo:margin-bottom="0cm" loext:contextual-spacing="false"/>
    </style:style>
    <style:style style:name="P28" style:family="paragraph" style:parent-style-name="Text_20_body" style:list-style-name="L5">
      <style:paragraph-properties fo:margin-top="0cm" fo:margin-bottom="0cm" loext:contextual-spacing="false"/>
    </style:style>
    <style:style style:name="P29" style:family="paragraph" style:parent-style-name="Text_20_body" style:list-style-name="L6">
      <style:paragraph-properties fo:margin-top="0cm" fo:margin-bottom="0cm" loext:contextual-spacing="false"/>
    </style:style>
    <style:style style:name="P30" style:family="paragraph" style:parent-style-name="Text_20_body" style:list-style-name="L8">
      <style:paragraph-properties fo:margin-top="0cm" fo:margin-bottom="0cm" loext:contextual-spacing="false"/>
    </style:style>
    <style:style style:name="P31" style:family="paragraph" style:parent-style-name="Text_20_body" style:list-style-name="L9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variant="normal" fo:text-transform="none" fo:color="#1f1f1f" fo:letter-spacing="normal" fo:language="zxx" fo:country="none" fo:font-style="normal" fo:font-weight="normal" officeooo:rsid="00012cb8" style:language-asian="zxx" style:country-asian="none" style:language-complex="zxx" style:country-complex="none"/>
    </style:style>
    <style:style style:name="T2" style:family="text">
      <style:text-properties fo:font-variant="normal" fo:text-transform="none" fo:color="#1f1f1f" fo:letter-spacing="normal" fo:language="zxx" fo:country="none" fo:font-style="normal" fo:font-weight="normal" style:language-asian="zxx" style:country-asian="none" style:language-complex="zxx" style:country-complex="none" loext:padding="0cm" loext:border="none"/>
    </style:style>
    <style:style style:name="T3" style:family="text">
      <style:text-properties fo:font-variant="normal" fo:text-transform="none" fo:color="#1f1f1f" fo:letter-spacing="normal" fo:language="zxx" fo:country="none" fo:font-style="normal" fo:font-weight="normal" officeooo:rsid="0002e75f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font-variant="normal" fo:text-transform="none" fo:color="#1f1f1f" fo:letter-spacing="normal" fo:language="zxx" fo:country="none" fo:font-style="normal" fo:font-weight="bold" officeooo:rsid="00012cb8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1f1f1f" fo:letter-spacing="normal" fo:language="zxx" fo:country="none" fo:font-style="normal" fo:font-weight="bold" officeooo:rsid="00012cb8" style:language-asian="zxx" style:country-asian="none" style:font-weight-asian="bold" style:language-complex="zxx" style:country-complex="none" style:font-weight-complex="bold" loext:padding="0cm" loext:border="none"/>
    </style:style>
    <style:style style:name="T6" style:family="text">
      <style:text-properties fo:font-variant="normal" fo:text-transform="none" fo:color="#1f1f1f" fo:letter-spacing="normal" fo:language="zxx" fo:country="none" fo:font-style="italic" fo:font-weight="normal" style:language-asian="zxx" style:country-asian="none" style:font-style-asian="italic" style:language-complex="zxx" style:country-complex="none" style:font-style-complex="italic" loext:padding="0cm" loext:border="none"/>
    </style:style>
    <style:style style:name="T7" style:family="text">
      <style:text-properties fo:font-variant="normal" fo:text-transform="none" fo:color="#1f1f1f" fo:letter-spacing="normal" fo:language="zxx" fo:country="none" fo:font-style="italic" fo:font-weight="normal" officeooo:rsid="00012cb8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font-variant="normal" fo:text-transform="none" fo:color="#1f1f1f" fo:letter-spacing="normal" fo:language="zxx" fo:country="none" fo:font-style="italic" fo:font-weight="normal" officeooo:rsid="0002e75f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font-variant="normal" fo:text-transform="none" fo:color="#1f1f1f" fo:letter-spacing="normal" fo:language="zxx" fo:country="none" fo:font-style="italic" fo:font-weight="normal" officeooo:rsid="00012cb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1f1f1f" style:font-name="Arial" fo:font-size="12pt" fo:letter-spacing="normal" fo:font-style="normal" fo:font-weight="bold" officeooo:rsid="0002e75f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f1f1f" style:font-name="Arial" fo:font-size="12pt" fo:letter-spacing="normal" fo:font-style="normal" fo:font-weight="bold" officeooo:rsid="00012cb8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040c28" fo:letter-spacing="normal" fo:language="zxx" fo:country="none" fo:font-style="normal" fo:font-weight="bold" style:language-asian="zxx" style:country-asian="none" style:language-complex="zxx" style:country-complex="none" loext:padding="0cm" loext:border="none"/>
    </style:style>
    <style:style style:name="T13" style:family="text">
      <style:text-properties fo:font-variant="normal" fo:text-transform="none" fo:color="#040c28" fo:letter-spacing="normal" fo:language="zxx" fo:country="none" fo:font-style="normal" fo:font-weight="bold" officeooo:rsid="00012cb8" style:language-asian="zxx" style:country-asian="none" style:language-complex="zxx" style:country-complex="none" loext:padding="0cm" loext:border="none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officeooo:rsid="0002e75f" style:font-size-asian="12pt" style:font-size-complex="12pt"/>
    </style:style>
    <style:style style:name="T16" style:family="text">
      <style:text-properties style:font-name="Arial" fo:font-size="12pt" officeooo:rsid="0004f049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1. Team members:</text:span><text:span text:style-name="T1"> Piotr Balewski 156037, Kuba Czech 156035</text:span></text:p>
      <text:p text:style-name="P3"><text:span text:style-name="T4">2. Selcted board game:</text:span><text:span text:style-name="T1"> </text:span><text:span text:style-name="T9">Catan</text:span><text:span text:style-name="T7"> </text:span><text:span text:style-name="T3">(previously </text:span><text:span text:style-name="T8">The Settlers of Catan</text:span><text:span text:style-name="T3">)</text:span></text:p>
      <text:p text:style-name="P2"><text:span text:style-name="T4">3. Short description:</text:span><text:span text:style-name="T1"> I</text:span><text:span text:style-name="T2">n </text:span><text:span text:style-name="T6">Catan</text:span><text:span text:style-name="T2">, </text:span><text:span text:style-name="T12">players try to develop their colony as fast as possible, by building roads, villages, towns </text:span><text:span text:style-name="T13">and buying development cards</text:span><text:span text:style-name="T2">. Each village and town produces resources (brick, lumber, wool, grain, ore) depending on the grounds that surround them and the dice good fortune.<text:line-break/></text:span><text:span text:style-name="T5">4. In-game items:</text:span></text:p>
      <text:p text:style-name="P4"><text:span text:style-name="T10">a)</text:span><text:span text:style-name="T11"> </text:span><text:span text:style-name="Strong_20_Emphasis"><text:span text:style-name="T11">Counters/Markers</text:span></text:span></text:p>
      <text:list xml:id="list2053810374" text:style-name="L1">
        <text:list-item>
          <text:p text:style-name="P19"><text:span text:style-name="Strong_20_Emphasis"><text:span text:style-name="T14">Robber token</text:span></text:span><text:span text:style-name="T14">: 1 piece</text:span></text:p>
        </text:list-item>
        <text:list-item>
          <text:p text:style-name="P7"><text:span text:style-name="Strong_20_Emphasis"><text:span text:style-name="T14">Number tokens</text:span></text:span><text:span text:style-name="T14">: 1</text:span><text:span text:style-name="T16">8</text:span><text:span text:style-name="T14"> circular tokens, each marked with numbers 2–12 (excluding 7) and dots for probability distribution.</text:span></text:p>
        </text:list-item>
      </text:list>
      <text:h text:style-name="P1" text:outline-level="3"><text:span text:style-name="Strong_20_Emphasis"><text:span text:style-name="T15">b) </text:span></text:span><text:span text:style-name="Strong_20_Emphasis"><text:span text:style-name="T14">Dice</text:span></text:span></text:h>
      <text:list xml:id="list3611953527" text:style-name="L2">
        <text:list-item>
          <text:p text:style-name="P8"><text:span text:style-name="Strong_20_Emphasis"><text:span text:style-name="T14">Standard dice</text:span></text:span><text:span text:style-name="T14">: 2 six-sided dice (used to determine resource production).</text:span></text:p>
        </text:list-item>
      </text:list>
      <text:h text:style-name="Heading_20_3" text:outline-level="3"><text:span text:style-name="T15">c)</text:span><text:span text:style-name="T14"> </text:span><text:span text:style-name="Strong_20_Emphasis"><text:span text:style-name="T14">Cards</text:span></text:span></text:h>
      <text:list xml:id="list1817798065" text:style-name="L3">
        <text:list-item>
          <text:p text:style-name="P20"><text:span text:style-name="Strong_20_Emphasis"><text:span text:style-name="T14">Resource cards</text:span></text:span><text:span text:style-name="T14">: 95 cards divided into 5 types:</text:span></text:p>
          <text:list>
            <text:list-item>
              <text:p text:style-name="P21">Brick (19)</text:p>
            </text:list-item>
            <text:list-item>
              <text:p text:style-name="P21">Lumber (19)</text:p>
            </text:list-item>
            <text:list-item>
              <text:p text:style-name="P21">Grain (19)</text:p>
            </text:list-item>
            <text:list-item>
              <text:p text:style-name="P21">Ore (19)</text:p>
            </text:list-item>
            <text:list-item>
              <text:p text:style-name="P21">Wool (19)</text:p>
            </text:list-item>
          </text:list>
        </text:list-item>
        <text:list-item>
          <text:p text:style-name="P9"><text:span text:style-name="Strong_20_Emphasis"><text:span text:style-name="T14">Development cards</text:span></text:span><text:span text:style-name="T14">: 25 cards (including Knight, Victory Point, Monopoly, Year of Plenty, and Road Building).</text:span></text:p>
        </text:list-item>
      </text:list>
      <text:h text:style-name="Heading_20_3" text:outline-level="3"><text:span text:style-name="T15">d)</text:span><text:span text:style-name="T14"> </text:span><text:span text:style-name="Strong_20_Emphasis"><text:span text:style-name="T14">Boards</text:span></text:span></text:h>
      <text:list xml:id="list3910015845" text:style-name="L4">
        <text:list-item>
          <text:p text:style-name="P27"><text:span text:style-name="Strong_20_Emphasis"><text:span text:style-name="T14">Frame (Border pieces)</text:span></text:span><text:span text:style-name="T14">: 6 interlocking border pieces to hold the hexagonal tiles.</text:span></text:p>
        </text:list-item>
        <text:list-item>
          <text:p text:style-name="P10"><text:span text:style-name="Strong_20_Emphasis"><text:span text:style-name="T14">Hexagonal terrain tiles</text:span></text:span><text:span text:style-name="T14">: 19 hexes (5 types of resources: forest, hills, mountains, fields, pastures, plus 1 desert tile).</text:span></text:p>
        </text:list-item>
      </text:list>
      <text:h text:style-name="Heading_20_3" text:outline-level="3"><text:span text:style-name="T15">e)</text:span><text:span text:style-name="T14"> </text:span><text:span text:style-name="Strong_20_Emphasis"><text:span text:style-name="T14">Figures (Player Pieces)</text:span></text:span></text:h>
      <text:list xml:id="list1301311225" text:style-name="L5">
        <text:list-item>
          <text:p text:style-name="P28"><text:span text:style-name="Strong_20_Emphasis"><text:span text:style-name="T14">Settlement pieces</text:span></text:span><text:span text:style-name="T14">: 20 small house-shaped pieces (5 per player).</text:span></text:p>
        </text:list-item>
        <text:list-item>
          <text:p text:style-name="P28"><text:span text:style-name="Strong_20_Emphasis"><text:span text:style-name="T14">City pieces</text:span></text:span><text:span text:style-name="T14">: 16 larger building-shaped pieces (4 per player).</text:span></text:p>
        </text:list-item>
        <text:list-item>
          <text:p text:style-name="P11"><text:span text:style-name="Strong_20_Emphasis"><text:span text:style-name="T14">Road pieces</text:span></text:span><text:span text:style-name="T14">: 60 long rectangular pieces (15 per player).</text:span></text:p>
        </text:list-item>
      </text:list>
      <text:h text:style-name="Heading_20_3" text:outline-level="3"><text:span text:style-name="T15">f)</text:span><text:span text:style-name="T14"> </text:span><text:span text:style-name="Strong_20_Emphasis"><text:span text:style-name="T14">Tokens</text:span></text:span></text:h>
      <text:list xml:id="list1501326173" text:style-name="L6">
        <text:list-item>
          <text:p text:style-name="P29"><text:span text:style-name="Strong_20_Emphasis"><text:span text:style-name="T14">Longest Road token</text:span></text:span><text:span text:style-name="T14">: 1 piece (wooden or card).</text:span></text:p>
        </text:list-item>
        <text:list-item>
          <text:p text:style-name="P12"><text:span text:style-name="Strong_20_Emphasis"><text:span text:style-name="T14">Largest Army token</text:span></text:span><text:span text:style-name="T14">: 1 piece (wooden or card).</text:span></text:p>
        </text:list-item>
      </text:list>
      <text:h text:style-name="P6" text:outline-level="3">5. Events Description:</text:h>
      <text:p text:style-name="Text_20_body"><text:span text:style-name="Strong_20_Emphasis"><text:span text:style-name="T14">a) Roll the dice and read the result</text:span></text:span></text:p>
      <text:list xml:id="list2371443877" text:style-name="L7">
        <text:list-item>
          <text:p text:style-name="P22"><text:soft-page-break/>Simply sum the numbers rolled on the two dice.</text:p>
        </text:list-item>
        <text:list-item>
          <text:p text:style-name="P13">Hexes with the corresponding number produce resources for players with settlements or cities adjacent to those hexes.</text:p>
        </text:list-item>
      </text:list>
      <text:p text:style-name="Text_20_body"><text:span text:style-name="Strong_20_Emphasis"><text:span text:style-name="T14">b) Play (reveal) a development card:</text:span></text:span></text:p>
      <text:list xml:id="list2420699971" text:style-name="L8">
        <text:list-item>
          <text:p text:style-name="P30"><text:span text:style-name="Strong_20_Emphasis"><text:span text:style-name="T14">Knight</text:span></text:span><text:span text:style-name="T14">: Move the Robber to another hex and steal one random resource card from a player with a settlement or city at one of its vertices.</text:span></text:p>
        </text:list-item>
        <text:list-item>
          <text:p text:style-name="P30"><text:span text:style-name="Strong_20_Emphasis"><text:span text:style-name="T14">Victory Point</text:span></text:span><text:span text:style-name="T14">: Reveal this card only at the end of the game to count it toward your score.</text:span></text:p>
        </text:list-item>
        <text:list-item>
          <text:p text:style-name="P30"><text:span text:style-name="Strong_20_Emphasis"><text:span text:style-name="T14">Road Building</text:span></text:span><text:span text:style-name="T14">: Place two road segments for free on valid spots on the board.</text:span></text:p>
        </text:list-item>
        <text:list-item>
          <text:p text:style-name="P30"><text:span text:style-name="Strong_20_Emphasis"><text:span text:style-name="T14">Year of Plenty</text:span></text:span><text:span text:style-name="T14">: Take any two resource cards of your choice from the supply.</text:span></text:p>
        </text:list-item>
        <text:list-item>
          <text:p text:style-name="P17"><text:span text:style-name="Strong_20_Emphasis"><text:span text:style-name="T14">Monopoly</text:span></text:span><text:span text:style-name="T14">: Announce one resource type and take all cards of that type from all other players.</text:span></text:p>
        </text:list-item>
      </text:list>
      <text:p text:style-name="Text_20_body"><text:span text:style-name="Strong_20_Emphasis"><text:span text:style-name="T14">c) Building construction</text:span></text:span></text:p>
      <text:list xml:id="list3166985510" text:style-name="L9">
        <text:list-item>
          <text:p text:style-name="P23">The player pays the required resources (Brick, Lumber, Grain, Ore, or Wool) to build one of the following:</text:p>
          <text:list>
            <text:list-item>
              <text:p text:style-name="P31"><text:span text:style-name="Strong_20_Emphasis"><text:span text:style-name="T14">Road</text:span></text:span><text:span text:style-name="T14">: Place a road segment connecting to your existing road network.</text:span></text:p>
            </text:list-item>
            <text:list-item>
              <text:p text:style-name="P31"><text:span text:style-name="Strong_20_Emphasis"><text:span text:style-name="T14">Settlement</text:span></text:span><text:span text:style-name="T14">: Place a settlement at a free vertex such that all adjacent vertices are also unoccupied.</text:span></text:p>
            </text:list-item>
            <text:list-item>
              <text:p text:style-name="P18"><text:span text:style-name="Strong_20_Emphasis"><text:span text:style-name="T14">City</text:span></text:span><text:span text:style-name="T14">: Upgrade an existing settlement to a city by paying resources, doubling its resource production.</text:span></text:p>
            </text:list-item>
          </text:list>
        </text:list-item>
      </text:list>
      <text:p text:style-name="Text_20_body"><text:span text:style-name="Strong_20_Emphasis"><text:span text:style-name="T14">d) Taking a resource</text:span></text:span></text:p>
      <text:list xml:id="list1478610006" text:style-name="L10">
        <text:list-item>
          <text:p text:style-name="P24">When a number is rolled that matches the number token on a hex, all players with settlements or cities adjacent to that hex take resources from the supply based on the type of terrain (e.g., Forest gives Lumber, Hills give Brick).</text:p>
        </text:list-item>
        <text:list-item>
          <text:p text:style-name="P24">Settlements provide one resource; cities provide two.</text:p>
        </text:list-item>
        <text:list-item>
          <text:p text:style-name="P14">If the Robber is on the hex, no resources are produced for that hex.</text:p>
        </text:list-item>
      </text:list>
      <text:p text:style-name="Text_20_body"><text:span text:style-name="Strong_20_Emphasis"><text:span text:style-name="T14">e) Starting the game</text:span></text:span></text:p>
      <text:list xml:id="list610357916" text:style-name="L11">
        <text:list-item>
          <text:p text:style-name="P25">Players place their starting settlements and roads:</text:p>
          <text:list>
            <text:list-item>
              <text:p text:style-name="P25">The first player places one settlement and one road.</text:p>
            </text:list-item>
            <text:list-item>
              <text:p text:style-name="P25">The next players take turns in clockwise order.</text:p>
            </text:list-item>
            <text:list-item>
              <text:p text:style-name="P25">The last player places two settlements and roads, then turns proceed counterclockwise back to the first player.</text:p>
            </text:list-item>
          </text:list>
        </text:list-item>
        <text:list-item>
          <text:p text:style-name="P15">After all settlements are placed, players collect resources from the hexes adjacent to their second settlement.</text:p>
        </text:list-item>
      </text:list>
      <text:p text:style-name="Text_20_body"><text:span text:style-name="Strong_20_Emphasis"><text:span text:style-name="T14">f) End of the game</text:span></text:span></text:p>
      <text:list xml:id="list3969933343" text:style-name="L12">
        <text:list-item>
          <text:p text:style-name="P32"><text:span text:style-name="T14">The game ends immediately when a player reaches </text:span><text:span text:style-name="Strong_20_Emphasis"><text:span text:style-name="T14">10 Victory Points</text:span></text:span><text:span text:style-name="T14"> (VP).</text:span></text:p>
        </text:list-item>
        <text:list-item>
          <text:p text:style-name="P26"><text:soft-page-break/>VP can come from:</text:p>
          <text:list>
            <text:list-item>
              <text:p text:style-name="P26">Settlements (1 VP each).</text:p>
            </text:list-item>
            <text:list-item>
              <text:p text:style-name="P26">Cities (2 VP each).</text:p>
            </text:list-item>
            <text:list-item>
              <text:p text:style-name="P26">Largest Army (2 VP for having 3+ Knights).</text:p>
            </text:list-item>
            <text:list-item>
              <text:p text:style-name="P26">Longest Road (2 VP for the longest road of 5+ segments).</text:p>
            </text:list-item>
            <text:list-item>
              <text:p text:style-name="P16">Victory Point development cards (1 VP per card)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, sans-serif"/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5-01-04T16:28:24.877000000</dc:date>
    <meta:editing-duration>PT10M3S</meta:editing-duration>
    <meta:editing-cycles>2</meta:editing-cycles>
    <meta:document-statistic meta:table-count="0" meta:image-count="0" meta:object-count="0" meta:page-count="3" meta:paragraph-count="59" meta:word-count="641" meta:character-count="3627" meta:non-whitespace-character-count="3089"/>
  </office:meta>
</office:document-meta>
</file>